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337cm" fo:min-width="10.612cm" loext:decorative="false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1.338cm" fo:min-width="2.358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0.544cm" fo:min-width="0.77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textarea-vertical-align="middle" draw:auto-grow-height="false" fo:min-height="0.544cm" fo:min-width="0.929cm" loext:decorative="false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703cm" fo:min-width="1.088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draw:textarea-horizontal-align="justify" draw:textarea-vertical-align="middle" draw:auto-grow-height="false" fo:min-height="0.702cm" fo:min-width="1.08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textarea-horizontal-align="justify" draw:textarea-vertical-align="middle" draw:auto-grow-height="false" fo:min-height="0.703cm" fo:min-width="1.40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textarea-horizontal-align="justify" draw:textarea-vertical-align="middle" draw:auto-grow-height="false" fo:min-height="0.702cm" fo:min-width="1.40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textarea-horizontal-align="justify" draw:textarea-vertical-align="middle" draw:auto-grow-height="false" fo:min-height="0.703cm" fo:min-width="2.358cm" loext:decorative="false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0" style:family="graphic" style:parent-style-name="objectwithoutfill">
      <style:graphic-properties draw:textarea-horizontal-align="justify" draw:textarea-vertical-align="middle" draw:auto-grow-height="false" fo:min-height="0.703cm" fo:min-width="1.72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8" style:family="graphic" style:parent-style-name="objectwithoutfill">
      <style:graphic-properties draw:textarea-vertical-align="middle" draw:auto-grow-height="false" fo:min-height="0.544cm" fo:min-width="1.246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2" style:family="graphic" style:parent-style-name="objectwithoutfill">
      <style:graphic-properties draw:textarea-horizontal-align="justify" draw:textarea-vertical-align="middle" draw:auto-grow-height="false" fo:min-height="2.29cm" fo:min-width="5.532cm" loext:decorative="false"/>
      <style:paragraph-properties style:writing-mode="lr-tb"/>
    </style:style>
    <style:style style:name="gr4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52" style:family="graphic" style:parent-style-name="objectwithoutfill">
      <style:graphic-properties draw:textarea-horizontal-align="justify" draw:textarea-vertical-align="middle" draw:auto-grow-height="false" fo:min-height="0.544cm" fo:min-width="1.406cm" loext:decorative="false"/>
      <style:paragraph-properties style:writing-mode="lr-tb"/>
    </style:style>
    <style:style style:name="gr53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55" draw:marker-end-width="0.3cm" draw:fill="none" draw:textarea-vertical-align="bottom" loext:decorative="false"/>
      <style:paragraph-properties style:writing-mode="lr-tb"/>
    </style:style>
    <style:style style:name="gr57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61" style:family="graphic" style:parent-style-name="objectwithoutfill">
      <style:graphic-properties draw:textarea-horizontal-align="justify" draw:textarea-vertical-align="middle" draw:auto-grow-height="false" fo:min-height="0.702cm" fo:min-width="2.04cm" loext:decorative="false"/>
      <style:paragraph-properties style:writing-mode="lr-tb"/>
    </style:style>
    <style:style style:name="gr62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63" style:family="graphic" style:parent-style-name="objectwithoutfill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64" style:family="graphic" style:parent-style-name="objectwithoutfill">
      <style:graphic-properties draw:textarea-horizontal-align="justify" draw:textarea-vertical-align="middle" draw:auto-grow-height="false" fo:min-height="0.703cm" fo:min-width="1.246cm" loext:decorative="false"/>
      <style:paragraph-properties style:writing-mode="lr-tb"/>
    </style:style>
    <style:style style:name="gr65" style:family="graphic" style:parent-style-name="objectwithoutfill">
      <style:graphic-properties draw:textarea-horizontal-align="justify" draw:textarea-vertical-align="middle" draw:auto-grow-height="false" fo:min-height="0.385cm" fo:min-width="1.087cm" loext:decorative="false"/>
      <style:paragraph-properties style:writing-mode="lr-tb"/>
    </style:style>
    <style:style style:name="gr66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9" style:family="graphic" style:parent-style-name="objectwithoutfill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70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71" style:family="graphic" style:parent-style-name="objectwithoutfill">
      <style:graphic-properties draw:textarea-horizontal-align="justify" draw:textarea-vertical-align="middle" draw:auto-grow-height="false" fo:min-height="0.703cm" fo:min-width="0.929cm" loext:decorative="false"/>
      <style:paragraph-properties style:writing-mode="lr-tb"/>
    </style:style>
    <style:style style:name="gr72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9" style:family="graphic" style:parent-style-name="objectwithoutfill">
      <style:graphic-properties draw:textarea-horizontal-align="justify" draw:textarea-vertical-align="middle" draw:auto-grow-height="false" fo:min-height="0.703cm" fo:min-width="2.993cm" loext:decorative="false"/>
      <style:paragraph-properties style:writing-mode="lr-tb"/>
    </style:style>
    <style:style style:name="gr80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81" style:family="graphic" style:parent-style-name="objectwithoutfill">
      <style:graphic-properties draw:textarea-horizontal-align="justify" draw:textarea-vertical-align="middle" draw:auto-grow-height="false" fo:min-height="1.02cm" fo:min-width="8.39cm" loext:decorative="false"/>
      <style:paragraph-properties style:writing-mode="lr-tb"/>
    </style:style>
    <style:style style:name="gr82" style:family="graphic" style:parent-style-name="objectwithoutfill">
      <style:graphic-properties draw:textarea-horizontal-align="justify" draw:textarea-vertical-align="middle" draw:auto-grow-height="false" fo:min-height="1.02cm" fo:min-width="2.992cm" loext:decorative="false"/>
      <style:paragraph-properties style:writing-mode="lr-tb"/>
    </style:style>
    <style:style style:name="gr83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84" style:family="graphic" style:parent-style-name="objectwithoutfill">
      <style:graphic-properties draw:textarea-horizontal-align="justify" draw:textarea-vertical-align="middle" draw:auto-grow-height="false" fo:min-height="1.02cm" fo:min-width="2.676cm" loext:decorative="false"/>
      <style:paragraph-properties style:writing-mode="lr-tb"/>
    </style:style>
    <style:style style:name="gr85" style:family="graphic" style:parent-style-name="objectwithoutfill">
      <style:graphic-properties draw:textarea-horizontal-align="justify" draw:textarea-vertical-align="middle" draw:auto-grow-height="false" fo:min-height="0.703cm" fo:min-width="1.406cm" loext:decorative="false"/>
      <style:paragraph-properties style:writing-mode="lr-tb"/>
    </style:style>
    <style:style style:name="gr86" style:family="graphic" style:parent-style-name="objectwithoutfill">
      <style:graphic-properties draw:textarea-horizontal-align="justify" draw:textarea-vertical-align="middle" draw:auto-grow-height="false" fo:min-height="0.702cm" fo:min-width="2.675cm" loext:decorative="false"/>
      <style:paragraph-properties style:writing-mode="lr-tb"/>
    </style:style>
    <style:style style:name="gr87" style:family="graphic" style:parent-style-name="objectwithoutfill">
      <style:graphic-properties draw:textarea-horizontal-align="justify" draw:textarea-vertical-align="middle" draw:auto-grow-height="false" fo:min-height="0.385cm" fo:min-width="2.358cm" loext:decorative="false"/>
      <style:paragraph-properties style:writing-mode="lr-tb"/>
    </style:style>
    <style:style style:name="gr88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91" style:family="graphic" style:parent-style-name="objectwithoutfill">
      <style:graphic-properties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92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none"/>
      <style:paragraph-properties fo:text-align="center"/>
      <style:text-properties fo:font-size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2cm" svg:height="1.587cm" svg:x="8.62cm" svg:y="1cm">
          <text:p text:style-name="P1">Player flow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858cm" svg:height="1.588cm" svg:x="3.221cm" svg:y="4.17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7cm" svg:x="7.35cm" svg:y="5.763cm">
          <text:p text:style-name="P1"><text:span text:style-name="T1">Inp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s" svg:x1="6.079cm" svg:y1="4.969cm" svg:x2="7.35cm" svg:y2="6.557cm" draw:start-shape="id1" draw:start-glue-point="1" draw:end-shape="id2" draw:end-glue-point="5" svg:d="M6079 4969h501l269 1588h501" svg:viewBox="0 0 1272 1589">
          <text:p/>
        </draw:connector>
        <draw:custom-shape draw:style-name="gr3" draw:text-style-name="P2" xml:id="id25" draw:id="id25" draw:layer="layout" svg:width="2.54cm" svg:height="1.587cm" svg:x="9.89cm" svg:y="4.175cm">
          <text:p text:style-name="P1"><text:span text:style-name="T1">H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857cm" svg:height="1.587cm" svg:x="11.794cm" svg:y="9.89cm">
          <text:p text:style-name="P1"><text:span text:style-name="T1">Att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3" draw:id="id3" draw:layer="layout" svg:width="1.588cm" svg:height="0.953cm" svg:x="2.586cm" svg:y="10.207cm">
          <text:p text:style-name="P1"><text:span text:style-name="T2">Ju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.588cm" svg:height="0.953cm" svg:x="4.491cm" svg:y="10.207cm">
          <text:p text:style-name="P1"><text:span text:style-name="T2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857cm" svg:height="1.587cm" svg:x="17.827cm" svg:y="9.89cm">
          <text:p text:style-name="P1"><text:span text:style-name="T1">Par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s" svg:x1="8.62cm" svg:y1="7.35cm" svg:x2="3.38cm" svg:y2="10.207cm" draw:start-shape="id2" draw:start-glue-point="6" draw:end-shape="id3" draw:end-glue-point="0" svg:d="M8620 7350v501l-5240 1854v502" svg:viewBox="0 0 5241 2858">
          <text:p/>
        </draw:connector>
        <draw:connector draw:style-name="gr8" draw:text-style-name="P3" draw:layer="layout" draw:type="lines" svg:x1="8.62cm" svg:y1="7.35cm" svg:x2="5.285cm" svg:y2="10.207cm" draw:start-shape="id2" draw:start-glue-point="6" draw:end-shape="id4" draw:end-glue-point="0" svg:d="M8620 7350v501l-3335 1854v502" svg:viewBox="0 0 3336 2858">
          <text:p/>
        </draw:connector>
        <draw:connector draw:style-name="gr9" draw:text-style-name="P3" draw:layer="layout" draw:type="lines" svg:x1="8.62cm" svg:y1="7.35cm" svg:x2="13.222cm" svg:y2="9.89cm" draw:start-shape="id2" draw:start-glue-point="6" draw:end-shape="id5" draw:end-glue-point="4" svg:d="M8620 7350v501l4602 1537v502" svg:viewBox="0 0 4603 2541">
          <text:p/>
        </draw:connector>
        <draw:connector draw:style-name="gr10" draw:text-style-name="P3" draw:layer="layout" draw:type="lines" svg:x1="8.62cm" svg:y1="7.35cm" svg:x2="19.255cm" svg:y2="9.89cm" draw:start-shape="id2" draw:start-glue-point="6" draw:end-shape="id6" draw:end-glue-point="4" svg:d="M8620 7350v501l10635 1537v502" svg:viewBox="0 0 10636 2541">
          <text:p/>
        </draw:connector>
        <draw:custom-shape draw:style-name="gr6" draw:text-style-name="P4" xml:id="id7" draw:id="id7" draw:layer="layout" svg:width="1.588cm" svg:height="0.953cm" svg:x="6.396cm" svg:y="10.207cm">
          <text:p text:style-name="P1"><text:span text:style-name="T2">Dodg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s" svg:x1="8.62cm" svg:y1="7.35cm" svg:x2="7.19cm" svg:y2="10.207cm" draw:start-shape="id2" draw:end-shape="id7" draw:end-glue-point="0" svg:d="M8620 7350v501l-1430 1854v502" svg:viewBox="0 0 1431 2858">
          <text:p text:style-name="P5"/>
        </draw:connector>
        <draw:custom-shape draw:style-name="gr6" draw:text-style-name="P2" xml:id="id8" draw:id="id8" draw:layer="layout" svg:width="1.588cm" svg:height="0.953cm" svg:x="2.586cm" svg:y="11.794cm">
          <text:p text:style-name="P2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s" svg:x1="3.38cm" svg:y1="11.16cm" svg:x2="3.38cm" svg:y2="11.794cm" draw:start-shape="id3" draw:start-glue-point="2" draw:end-shape="id8" svg:d="M3380 11160v500-368 502" svg:viewBox="0 0 1 635">
          <text:p/>
        </draw:connector>
        <draw:custom-shape draw:style-name="gr6" draw:text-style-name="P2" xml:id="id9" draw:id="id9" draw:layer="layout" svg:width="1.588cm" svg:height="0.953cm" svg:x="4.491cm" svg:y="11.795cm">
          <text:p text:style-name="P2"><text:span text:style-name="T1">Animate 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1.588cm" svg:height="0.953cm" svg:x="6.396cm" svg:y="11.794cm">
          <text:p text:style-name="P2"><text:span text:style-name="T1">Animate 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s" svg:x1="5.285cm" svg:y1="11.16cm" svg:x2="5.285cm" svg:y2="11.795cm" draw:start-shape="id4" draw:start-glue-point="2" draw:end-shape="id9" draw:end-glue-point="0" svg:d="M5285 11160v500-367 502" svg:viewBox="0 0 1 636">
          <text:p/>
        </draw:connector>
        <draw:connector draw:style-name="gr14" draw:text-style-name="P3" draw:layer="layout" draw:type="lines" svg:x1="7.19cm" svg:y1="11.16cm" svg:x2="7.19cm" svg:y2="11.794cm" draw:start-shape="id7" draw:start-glue-point="2" draw:end-shape="id10" draw:end-glue-point="0" svg:d="M7190 11160v500-368 502" svg:viewBox="0 0 1 635">
          <text:p/>
        </draw:connector>
        <draw:custom-shape draw:style-name="gr15" draw:text-style-name="P2" xml:id="id11" draw:id="id11" draw:layer="layout" svg:width="1.588cm" svg:height="0.952cm" svg:x="6.396cm" svg:y="13.382cm">
          <text:p text:style-name="P1"><text:span text:style-name="T1">Invuln.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s" svg:x1="7.19cm" svg:y1="12.747cm" svg:x2="7.19cm" svg:y2="13.382cm" draw:start-shape="id10" draw:start-glue-point="2" draw:end-shape="id11" draw:end-glue-point="0" svg:d="M7190 12747v500-366 501" svg:viewBox="0 0 1 636">
          <text:p/>
        </draw:connector>
        <draw:custom-shape draw:style-name="gr17" draw:text-style-name="P4" xml:id="id12" draw:id="id12" draw:layer="layout" svg:width="1.905cm" svg:height="0.953cm" svg:x="9.254cm" svg:y="10.207cm">
          <text:p text:style-name="P4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s" svg:x1="11.794cm" svg:y1="10.684cm" svg:x2="11.159cm" svg:y2="10.683cm" draw:start-shape="id5" draw:start-glue-point="5" draw:end-shape="id12" draw:end-glue-point="1" svg:d="M11794 10684h-502l367-1h-500" svg:viewBox="0 0 636 2">
          <text:p/>
        </draw:connector>
        <draw:custom-shape draw:style-name="gr19" draw:text-style-name="P2" xml:id="id13" draw:id="id13" draw:layer="layout" svg:width="1.905cm" svg:height="0.952cm" svg:x="4.491cm" svg:y="15.288cm">
          <text:p text:style-name="P1"><text:span text:style-name="T1">Input End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s" svg:x1="3.38cm" svg:y1="12.747cm" svg:x2="5.443cm" svg:y2="15.288cm" draw:start-shape="id8" draw:start-glue-point="2" draw:end-shape="id13" draw:end-glue-point="0" svg:d="M3380 12747v500l2063 1540v501" svg:viewBox="0 0 2064 2542">
          <text:p/>
        </draw:connector>
        <draw:connector draw:style-name="gr21" draw:text-style-name="P3" draw:layer="layout" draw:type="lines" svg:x1="5.285cm" svg:y1="12.748cm" svg:x2="5.443cm" svg:y2="15.288cm" draw:start-shape="id9" draw:start-glue-point="2" draw:end-shape="id13" draw:end-glue-point="0" svg:d="M5285 12748v500l158 1539v501" svg:viewBox="0 0 159 2541">
          <text:p/>
        </draw:connector>
        <draw:connector draw:style-name="gr22" draw:text-style-name="P3" xml:id="id14" draw:id="id14" draw:layer="layout" draw:type="lines" svg:x1="7.19cm" svg:y1="14.334cm" svg:x2="7.302cm" svg:y2="17.85cm" draw:start-shape="id11" draw:start-glue-point="2" svg:d="M7190 14334v501l112 3015" svg:viewBox="0 0 113 3517">
          <text:p/>
        </draw:connector>
        <draw:connector draw:style-name="gr23" draw:text-style-name="P3" xml:id="id15" draw:id="id15" draw:layer="layout" draw:type="lines" svg:x1="7.302cm" svg:y1="17.85cm" svg:x2="2.328cm" svg:y2="18.379cm" draw:start-shape="id14" draw:start-glue-point="3" svg:d="M7302 17850v500l-4974 29" svg:viewBox="0 0 4975 530">
          <text:p/>
        </draw:connector>
        <draw:connector draw:style-name="gr24" draw:text-style-name="P3" draw:layer="layout" draw:type="lines" draw:line-skew="0cm -1.086cm" svg:x1="2.328cm" svg:y1="18.379cm" svg:x2="3.221cm" svg:y2="4.969cm" draw:start-shape="id15" draw:start-glue-point="3" draw:end-shape="id1" draw:end-glue-point="3" svg:d="M2328 18379h-500l-194-13410h1587" svg:viewBox="0 0 1588 13411">
          <text:p/>
        </draw:connector>
        <draw:connector draw:style-name="gr25" draw:text-style-name="P3" draw:layer="layout" draw:type="lines" svg:x1="9.254cm" svg:y1="10.683cm" svg:x2="7.302cm" svg:y2="17.85cm" draw:start-shape="id12" draw:end-shape="id14" draw:end-glue-point="3" svg:d="M9254 10683h-502l-811 7167h-639" svg:viewBox="0 0 1953 7168">
          <text:p/>
        </draw:connector>
        <draw:custom-shape draw:style-name="gr6" draw:text-style-name="P4" xml:id="id16" draw:id="id16" draw:layer="layout" svg:width="1.588cm" svg:height="0.953cm" svg:x="12.429cm" svg:y="12.112cm">
          <text:p text:style-name="P1"><text:span text:style-name="T2">Hit</text:span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lines" svg:x1="13.222cm" svg:y1="11.477cm" svg:x2="13.223cm" svg:y2="12.112cm" draw:start-shape="id5" draw:start-glue-point="6" draw:end-shape="id16" draw:end-glue-point="0" svg:d="M13222 11477v501l1-368v502" svg:viewBox="0 0 2 636">
          <text:p/>
        </draw:connector>
        <draw:custom-shape draw:style-name="gr27" draw:text-style-name="P2" xml:id="id17" draw:id="id17" draw:layer="layout" svg:width="2.858cm" svg:height="0.953cm" svg:x="11.794cm" svg:y="14.652cm">
          <text:p text:style-name="P1"><text:span text:style-name="T1">Enemy Hit -HP</text:span>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draw:type="lines" svg:x1="13.223cm" svg:y1="13.065cm" svg:x2="13.223cm" svg:y2="14.652cm" draw:start-shape="id16" draw:start-glue-point="2" draw:end-shape="id17" draw:end-glue-point="0" svg:d="M13223 13065v500 585 502" svg:viewBox="0 0 1 1588">
          <text:p/>
        </draw:connector>
        <draw:connector draw:style-name="gr29" draw:text-style-name="P3" draw:layer="layout" draw:type="lines" svg:x1="13.223cm" svg:y1="15.605cm" svg:x2="7.302cm" svg:y2="17.85cm" draw:start-shape="id17" draw:start-glue-point="2" draw:end-shape="id14" draw:end-glue-point="3" svg:d="M13223 15605v500l-5282 1745h-639" svg:viewBox="0 0 5922 2246">
          <text:p/>
        </draw:connector>
        <draw:custom-shape draw:style-name="gr30" draw:text-style-name="P4" xml:id="id18" draw:id="id18" draw:layer="layout" svg:width="2.222cm" svg:height="0.953cm" svg:x="18.145cm" svg:y="12.747cm">
          <text:p text:style-name="P1"><text:span text:style-name="T2">Success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draw:type="lines" svg:x1="19.255cm" svg:y1="11.477cm" svg:x2="19.256cm" svg:y2="12.747cm" draw:start-shape="id6" draw:start-glue-point="6" draw:end-shape="id18" draw:end-glue-point="0" svg:d="M19255 11477v501l1 267v502" svg:viewBox="0 0 2 1271">
          <text:p/>
        </draw:connector>
        <draw:custom-shape draw:style-name="gr17" draw:text-style-name="P4" xml:id="id19" draw:id="id19" draw:layer="layout" svg:width="1.905cm" svg:height="0.953cm" svg:x="14.97cm" svg:y="10.207cm">
          <text:p text:style-name="P4"><text:span text:style-name="T2">No Hit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lines" svg:x1="17.827cm" svg:y1="10.684cm" svg:x2="16.875cm" svg:y2="10.683cm" draw:start-shape="id6" draw:start-glue-point="5" draw:end-shape="id19" draw:end-glue-point="1" svg:d="M17827 10684h-502l50-1h-500" svg:viewBox="0 0 953 2">
          <text:p/>
        </draw:connector>
        <draw:connector draw:style-name="gr33" draw:text-style-name="P3" xml:id="id20" draw:id="id20" draw:layer="layout" draw:type="lines" svg:x1="15.922cm" svg:y1="11.16cm" svg:x2="16.386cm" svg:y2="17.462cm" draw:start-shape="id19" draw:start-glue-point="2" svg:d="M15922 11160v500l464 5802" svg:viewBox="0 0 465 6303">
          <text:p/>
        </draw:connector>
        <draw:connector draw:style-name="gr34" draw:text-style-name="P3" draw:layer="layout" draw:type="lines" svg:x1="16.386cm" svg:y1="17.462cm" svg:x2="7.302cm" svg:y2="17.85cm" draw:start-shape="id20" draw:start-glue-point="3" draw:end-shape="id14" draw:end-glue-point="3" svg:d="M16386 17462v500l-8445-112h-639" svg:viewBox="0 0 9085 501">
          <text:p/>
        </draw:connector>
        <draw:custom-shape draw:style-name="gr5" draw:text-style-name="P2" xml:id="id21" draw:id="id21" draw:layer="layout" svg:width="2.857cm" svg:height="1.587cm" svg:x="19.097cm" svg:y="14.652cm">
          <text:p text:style-name="P1"><text:span text:style-name="T1">Clas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22" draw:id="id22" draw:layer="layout" svg:width="1.905cm" svg:height="0.953cm" svg:x="16.557cm" svg:y="14.969cm">
          <text:p text:style-name="P4"><text:span text:style-name="T2">No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s" svg:x1="19.097cm" svg:y1="15.446cm" svg:x2="18.462cm" svg:y2="15.445cm" draw:start-shape="id21" draw:start-glue-point="5" draw:end-shape="id22" draw:end-glue-point="1" svg:d="M19097 15446h-502l367-1h-500" svg:viewBox="0 0 636 2">
          <text:p/>
        </draw:connector>
        <draw:connector draw:style-name="gr36" draw:text-style-name="P3" draw:layer="layout" draw:type="lines" svg:x1="16.557cm" svg:y1="15.445cm" svg:x2="14.652cm" svg:y2="15.128cm" draw:start-shape="id22" draw:start-glue-point="3" draw:end-shape="id17" draw:end-glue-point="1" svg:d="M16557 15445h-502l-902-317h-501" svg:viewBox="0 0 1906 318">
          <text:p/>
        </draw:connector>
        <draw:connector draw:style-name="gr37" draw:text-style-name="P3" draw:layer="layout" draw:type="lines" svg:x1="19.256cm" svg:y1="13.7cm" svg:x2="20.525cm" svg:y2="14.652cm" draw:start-shape="id18" draw:start-glue-point="2" draw:end-shape="id21" draw:end-glue-point="4" svg:d="M19256 13700v500l1269-50v502" svg:viewBox="0 0 1270 953">
          <text:p/>
        </draw:connector>
        <draw:custom-shape draw:style-name="gr17" draw:text-style-name="P2" xml:id="id24" draw:id="id24" draw:layer="layout" svg:width="1.905cm" svg:height="0.953cm" svg:x="23.542cm" svg:y="14.969cm">
          <text:p text:style-name="P2"><text:span text:style-name="T1">Yes, clash +1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23" draw:id="id23" draw:layer="layout" svg:width="3.492cm" svg:height="1.587cm" svg:x="18.78cm" svg:y="16.875cm">
          <text:p text:style-name="P1"><text:span text:style-name="T1">Clash &lt;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3" draw:layer="layout" draw:type="lines" svg:x1="20.525cm" svg:y1="16.239cm" svg:x2="20.526cm" svg:y2="16.875cm" draw:start-shape="id21" draw:start-glue-point="6" draw:end-shape="id23" draw:end-glue-point="4" svg:d="M20525 16239v501l1-367v502" svg:viewBox="0 0 2 637">
          <text:p/>
        </draw:connector>
        <draw:connector draw:style-name="gr40" draw:text-style-name="P3" draw:layer="layout" draw:type="lines" svg:x1="22.272cm" svg:y1="17.669cm" svg:x2="24.494cm" svg:y2="15.922cm" draw:start-shape="id23" draw:start-glue-point="7" draw:end-shape="id24" draw:end-glue-point="2" svg:d="M22272 17669h502l1720-1247v-500" svg:viewBox="0 0 2223 1748">
          <text:p/>
        </draw:connector>
        <draw:connector draw:style-name="gr41" draw:text-style-name="P3" draw:layer="layout" draw:type="lines" svg:x1="18.78cm" svg:y1="17.669cm" svg:x2="17.509cm" svg:y2="15.922cm" draw:start-shape="id23" draw:start-glue-point="5" draw:end-shape="id22" draw:end-glue-point="2" svg:d="M18780 17669h-501l-770-1247v-500" svg:viewBox="0 0 1272 1748">
          <text:p/>
        </draw:connector>
        <draw:custom-shape draw:style-name="gr42" draw:text-style-name="P8" draw:layer="layout" svg:width="6.032cm" svg:height="2.54cm" svg:x="20.685cm" svg:y="1.317cm">
          <text:p text:style-name="P7"><text:span text:style-name="T1">Clash → Parry countered. Up to three times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onnector draw:style-name="gr43" draw:text-style-name="P3" draw:layer="layout" draw:type="lines" svg:x1="24.494cm" svg:y1="14.969cm" svg:x2="20.684cm" svg:y2="10.684cm" draw:start-shape="id24" draw:start-glue-point="0" draw:end-shape="id6" draw:end-glue-point="7" svg:d="M24494 14969v-502l-3310-3783h-500" svg:viewBox="0 0 3811 4286">
          <text:p/>
        </draw:connector>
        <draw:connector draw:style-name="gr44" draw:text-style-name="P3" draw:layer="layout" draw:type="lines" svg:x1="17.827cm" svg:y1="10.684cm" svg:x2="11.16cm" svg:y2="5.762cm" draw:start-shape="id6" draw:start-glue-point="5" draw:end-shape="id25" draw:end-glue-point="6" svg:d="M17827 10684h-502l-6165-4421v-501" svg:viewBox="0 0 6668 4923">
          <text:p/>
        </draw:connector>
        <draw:connector draw:style-name="gr45" draw:text-style-name="P3" draw:layer="layout" draw:type="lines" svg:x1="6.079cm" svg:y1="4.969cm" svg:x2="9.89cm" svg:y2="4.969cm" draw:start-shape="id1" draw:start-glue-point="1" draw:end-shape="id25" draw:end-glue-point="5" svg:d="M6079 4969h501 2809 501" svg:viewBox="0 0 3812 1">
          <text:p/>
        </draw:connector>
        <draw:connector draw:style-name="gr46" draw:text-style-name="P3" xml:id="id27" draw:id="id27" draw:layer="layout" draw:type="lines" svg:x1="21.954cm" svg:y1="15.446cm" svg:x2="23.054cm" svg:y2="15.469cm" draw:start-shape="id21" draw:start-glue-point="7" svg:d="M21954 15446h500l600 23" svg:viewBox="0 0 1101 24">
          <text:p/>
        </draw:connector>
        <draw:connector draw:style-name="gr47" draw:text-style-name="P3" draw:layer="layout" draw:type="lines" svg:x1="20.526cm" svg:y1="18.462cm" svg:x2="20.367cm" svg:y2="19.415cm" draw:start-shape="id23" draw:start-glue-point="6" draw:end-shape="id26" draw:end-glue-point="0" svg:d="M20526 18462v501l-159-50v502" svg:viewBox="0 0 160 954">
          <text:p/>
        </draw:connector>
        <draw:connector draw:style-name="gr48" draw:text-style-name="P3" draw:layer="layout" draw:type="lines" draw:line-skew="0cm 1.405cm" svg:x1="23.054cm" svg:y1="15.469cm" svg:x2="21.32cm" svg:y2="19.891cm" draw:start-shape="id27" draw:start-glue-point="3" draw:end-shape="id26" svg:d="M23054 15469v639l171 3783h-1905" svg:viewBox="0 0 1906 4423">
          <text:p/>
        </draw:connector>
        <draw:custom-shape draw:style-name="gr17" draw:text-style-name="P4" xml:id="id26" draw:id="id26" draw:layer="layout" svg:width="1.905cm" svg:height="0.953cm" svg:x="19.415cm" svg:y="19.415cm">
          <text:p text:style-name="P4"><text:span text:style-name="T2">Player Hit</text:span></text:p>
          <draw:enhanced-geometry svg:viewBox="0 0 21600 21600" draw:type="rectangle" draw:enhanced-path="M 0 0 L 21600 0 21600 21600 0 21600 0 0 Z N"/>
        </draw:custom-shape>
        <draw:connector draw:style-name="gr49" draw:text-style-name="P3" xml:id="id28" draw:id="id28" draw:layer="layout" draw:type="lines" svg:x1="19.415cm" svg:y1="19.891cm" svg:x2="1.411cm" svg:y2="19.702cm" draw:start-shape="id26" draw:start-glue-point="3" svg:d="M19415 19891h-502l-17502-189" svg:viewBox="0 0 18005 190">
          <text:p/>
        </draw:connector>
        <draw:connector draw:style-name="gr50" draw:text-style-name="P3" xml:id="id29" draw:id="id29" draw:layer="layout" draw:type="lines" svg:x1="1.411cm" svg:y1="19.702cm" svg:x2="1.394cm" svg:y2="3.421cm" draw:start-shape="id28" draw:start-glue-point="3" svg:d="M1411 19702v-647l-17-15634" svg:viewBox="0 0 18 16282">
          <text:p/>
        </draw:connector>
        <draw:connector draw:style-name="gr51" draw:text-style-name="P3" draw:layer="layout" draw:type="lines" svg:x1="1.394cm" svg:y1="3.421cm" svg:x2="11.16cm" svg:y2="4.175cm" draw:start-shape="id29" draw:start-glue-point="3" draw:end-shape="id25" draw:end-glue-point="4" svg:d="M1394 3421v-500l9766 752v502" svg:viewBox="0 0 9767 1255">
          <text:p/>
        </draw:connector>
        <draw:custom-shape draw:style-name="gr52" draw:text-style-name="P2" xml:id="id31" draw:id="id31" draw:layer="layout" svg:width="3.81cm" svg:height="1.588cm" svg:x="15.287cm" svg:y="4.174cm">
          <text:p text:style-name="P1"><text:span text:style-name="T1">Health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30" draw:id="id30" draw:layer="layout" svg:width="1.588cm" svg:height="0.953cm" svg:x="13.064cm" svg:y="4.492cm">
          <text:p text:style-name="P1"><text:span text:style-name="T2">Move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lines" svg:x1="12.43cm" svg:y1="4.969cm" svg:x2="13.064cm" svg:y2="4.968cm" draw:start-shape="id25" draw:start-glue-point="7" draw:end-shape="id30" draw:end-glue-point="3" svg:d="M12430 4969h502l-369-1h501" svg:viewBox="0 0 635 2">
          <text:p/>
        </draw:connector>
        <draw:connector draw:style-name="gr54" draw:text-style-name="P3" draw:layer="layout" draw:type="lines" svg:x1="14.652cm" svg:y1="4.968cm" svg:x2="15.287cm" svg:y2="4.968cm" draw:start-shape="id30" draw:start-glue-point="1" draw:end-shape="id31" draw:end-glue-point="5" svg:d="M14652 4968h501-367 501" svg:viewBox="0 0 636 1">
          <text:p/>
        </draw:connector>
        <draw:connector draw:style-name="gr55" draw:text-style-name="P3" draw:layer="layout" draw:type="lines" svg:x1="5.443cm" svg:y1="16.24cm" svg:x2="5.38cm" svg:y2="18.415cm" draw:start-shape="id13" draw:start-glue-point="2" svg:d="M5443 16240v501l-63 1674" svg:viewBox="0 0 64 2176">
          <text:p/>
        </draw:connector>
        <draw:connector draw:style-name="gr56" draw:text-style-name="P9" xml:id="id32" draw:id="id32" draw:layer="layout" draw:type="lines" draw:line-skew="2.038cm" svg:x1="19.097cm" svg:y1="4.968cm" svg:x2="19.086cm" svg:y2="3.016cm" draw:start-shape="id31" draw:start-glue-point="7" svg:d="M19097 4968h2540l-2551-1952" svg:viewBox="0 0 2552 1953">
          <text:p text:style-name="P7">No</text:p>
        </draw:connector>
        <draw:connector draw:style-name="gr57" draw:text-style-name="P3" xml:id="id33" draw:id="id33" draw:layer="layout" draw:type="lines" svg:x1="19.086cm" svg:y1="3.016cm" svg:x2="2.135cm" svg:y2="2.769cm" draw:start-shape="id32" draw:start-glue-point="3" svg:d="M19086 3016h-500l-16451-247" svg:viewBox="0 0 16952 248">
          <text:p/>
        </draw:connector>
        <draw:connector draw:style-name="gr58" draw:text-style-name="P3" draw:layer="layout" draw:type="lines" svg:x1="2.135cm" svg:y1="2.769cm" svg:x2="2.205cm" svg:y2="4.974cm" draw:start-shape="id33" draw:start-glue-point="3" svg:d="M2135 2769h-500l570 2205" svg:viewBox="0 0 571 2206">
          <text:p/>
        </draw:connector>
        <draw:custom-shape draw:style-name="gr17" draw:text-style-name="P5" xml:id="id34" draw:id="id34" draw:layer="layout" svg:width="1.905cm" svg:height="0.953cm" svg:x="16.24cm" svg:y="6.714cm">
          <text:p text:style-name="P5">Death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draw:type="lines" svg:x1="17.192cm" svg:y1="5.762cm" svg:x2="17.192cm" svg:y2="6.714cm" draw:start-shape="id31" draw:start-glue-point="6" draw:end-shape="id34" draw:end-glue-point="0" svg:d="M17192 5762v502-52 502" svg:viewBox="0 0 1 953">
          <text:p/>
        </draw:connector>
        <draw:custom-shape draw:style-name="gr17" draw:text-style-name="P5" xml:id="id35" draw:id="id35" draw:layer="layout" svg:width="1.905cm" svg:height="0.953cm" svg:x="19.415cm" svg:y="6.715cm">
          <text:p text:style-name="P5">Animate Dead</text:p>
          <draw:enhanced-geometry svg:viewBox="0 0 21600 21600" draw:type="rectangle" draw:enhanced-path="M 0 0 L 21600 0 21600 21600 0 21600 0 0 Z N"/>
        </draw:custom-shape>
        <draw:connector draw:style-name="gr60" draw:text-style-name="P3" draw:layer="layout" draw:type="lines" svg:x1="18.145cm" svg:y1="7.19cm" svg:x2="19.415cm" svg:y2="7.191cm" draw:start-shape="id34" draw:start-glue-point="1" draw:end-shape="id35" draw:end-glue-point="3" svg:d="M18145 7190h500l268 1h502" svg:viewBox="0 0 1271 2">
          <text:p/>
        </draw:connector>
        <draw:custom-shape draw:style-name="gr61" draw:text-style-name="P2" xml:id="id36" draw:id="id36" draw:layer="layout" svg:width="2.54cm" svg:height="0.952cm" svg:x="22.59cm" svg:y="6.715cm">
          <text:p text:style-name="P1"><text:span text:style-name="T1">Game Over</text:span>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s" svg:x1="21.32cm" svg:y1="7.191cm" svg:x2="22.59cm" svg:y2="7.191cm" draw:start-shape="id35" draw:start-glue-point="1" draw:end-shape="id36" draw:end-glue-point="3" svg:d="M21320 7191h500 269 501" svg:viewBox="0 0 1271 1">
          <text:p/>
        </draw:connector>
      </draw:page>
      <draw:page draw:name="page2" draw:style-name="dp1" draw:master-page-name="Default">
        <draw:custom-shape draw:style-name="gr63" draw:text-style-name="P1" xml:id="id39" draw:id="id39" draw:layer="layout" svg:width="2.54cm" svg:height="1.27cm" svg:x="1.953cm" svg:y="6.397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64" draw:text-style-name="P2" xml:id="id37" draw:id="id37" draw:layer="layout" svg:width="3.492cm" svg:height="1.905cm" svg:x="5.763cm" svg:y="6.08cm">
          <text:p text:style-name="P1"><text:span text:style-name="T1">Player Det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xml:id="id38" draw:id="id38" draw:layer="layout" svg:width="1.587cm" svg:height="0.635cm" svg:x="6.715cm" svg:y="9.255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66" draw:text-style-name="P3" draw:layer="layout" draw:type="lines" svg:x1="7.509cm" svg:y1="7.985cm" svg:x2="7.508cm" svg:y2="9.255cm" draw:start-shape="id37" draw:start-glue-point="6" draw:end-shape="id38" draw:end-glue-point="0" svg:d="M7509 7985v501l-1 267v502" svg:viewBox="0 0 2 1271">
          <text:p/>
        </draw:connector>
        <draw:connector draw:style-name="gr67" draw:text-style-name="P3" draw:layer="layout" draw:type="lines" draw:line-skew="-4.896cm" svg:x1="6.715cm" svg:y1="9.572cm" svg:x2="1.953cm" svg:y2="7.032cm" draw:start-shape="id38" draw:start-glue-point="3" draw:end-shape="id39" draw:end-glue-point="3" svg:d="M6715 9572h-5398l135-2540h501" svg:viewBox="0 0 5399 2541">
          <text:p/>
        </draw:connector>
        <draw:connector draw:style-name="gr68" draw:text-style-name="P3" draw:layer="layout" draw:type="lines" svg:x1="4.493cm" svg:y1="7.032cm" svg:x2="5.763cm" svg:y2="7.033cm" draw:start-shape="id39" draw:start-glue-point="1" draw:end-shape="id37" draw:end-glue-point="5" svg:d="M4493 7032h501l268 1h501" svg:viewBox="0 0 1271 2">
          <text:p/>
        </draw:connector>
        <draw:custom-shape draw:style-name="gr69" draw:text-style-name="P1" draw:layer="layout" svg:width="4.445cm" svg:height="1.27cm" svg:x="11.16cm" svg:y="1cm">
          <text:p text:style-name="P1">Enemy Flow</text:p>
          <draw:enhanced-geometry svg:viewBox="0 0 21600 21600" draw:type="rectangle" draw:enhanced-path="M 0 0 L 21600 0 21600 21600 0 21600 0 0 Z N"/>
        </draw:custom-shape>
        <draw:custom-shape draw:style-name="gr65" draw:text-style-name="P1" xml:id="id40" draw:id="id40" draw:layer="layout" svg:width="1.587cm" svg:height="0.635cm" svg:x="10.525cm" svg:y="6.71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0" draw:text-style-name="P3" draw:layer="layout" draw:type="lines" svg:x1="9.255cm" svg:y1="7.033cm" svg:x2="10.525cm" svg:y2="7.032cm" draw:start-shape="id37" draw:start-glue-point="7" draw:end-shape="id40" draw:end-glue-point="3" svg:d="M9255 7033h502l266-1h502" svg:viewBox="0 0 1271 2">
          <text:p/>
        </draw:connector>
        <draw:custom-shape draw:style-name="gr71" draw:text-style-name="P2" xml:id="id41" draw:id="id41" draw:layer="layout" svg:width="2.857cm" svg:height="1.905cm" svg:x="13.382cm" svg:y="6.08cm">
          <text:p text:style-name="P1"><text:span text:style-name="T1">Attack M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2" draw:text-style-name="P3" draw:layer="layout" draw:type="lines" svg:x1="12.112cm" svg:y1="7.032cm" svg:x2="13.382cm" svg:y2="7.033cm" draw:start-shape="id40" draw:start-glue-point="1" draw:end-shape="id41" draw:end-glue-point="5" svg:d="M12112 7032h500l268 1h502" svg:viewBox="0 0 1271 2">
          <text:p/>
        </draw:connector>
        <draw:custom-shape draw:style-name="gr71" draw:text-style-name="P2" xml:id="id44" draw:id="id44" draw:layer="layout" svg:width="2.857cm" svg:height="1.905cm" svg:x="23.225cm" svg:y="6.08cm">
          <text:p text:style-name="P1"><text:span text:style-name="T1">Health &lt;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xml:id="id42" draw:id="id42" draw:layer="layout" svg:width="1.587cm" svg:height="0.635cm" svg:x="17.51cm" svg:y="6.715cm">
          <text:p text:style-name="P1">Hit</text:p>
          <draw:enhanced-geometry svg:viewBox="0 0 21600 21600" draw:type="rectangle" draw:enhanced-path="M 0 0 L 21600 0 21600 21600 0 21600 0 0 Z N"/>
        </draw:custom-shape>
        <draw:connector draw:style-name="gr73" draw:text-style-name="P3" draw:layer="layout" draw:type="lines" svg:x1="16.239cm" svg:y1="7.033cm" svg:x2="17.51cm" svg:y2="7.032cm" draw:start-shape="id41" draw:start-glue-point="7" draw:end-shape="id42" draw:end-glue-point="3" svg:d="M16239 7033h500l269-1h502" svg:viewBox="0 0 1272 2">
          <text:p/>
        </draw:connector>
        <draw:custom-shape draw:style-name="gr65" draw:text-style-name="P10" xml:id="id43" draw:id="id43" draw:layer="layout" svg:width="1.587cm" svg:height="0.635cm" svg:x="20.367cm" svg:y="6.715cm">
          <text:p text:style-name="P10"><text:span text:style-name="T3">-HP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draw:type="lines" svg:x1="19.097cm" svg:y1="7.032cm" svg:x2="20.367cm" svg:y2="7.032cm" draw:start-shape="id42" draw:start-glue-point="1" draw:end-shape="id43" draw:end-glue-point="3" svg:d="M19097 7032h500 268 502" svg:viewBox="0 0 1271 1">
          <text:p/>
        </draw:connector>
        <draw:connector draw:style-name="gr75" draw:text-style-name="P3" draw:layer="layout" draw:type="lines" svg:x1="21.954cm" svg:y1="7.032cm" svg:x2="23.225cm" svg:y2="7.033cm" draw:start-shape="id43" draw:start-glue-point="1" draw:end-shape="id44" draw:end-glue-point="5" svg:d="M21954 7032h500l269 1h502" svg:viewBox="0 0 1272 2">
          <text:p/>
        </draw:connector>
        <draw:custom-shape draw:style-name="gr65" draw:text-style-name="P1" xml:id="id45" draw:id="id45" draw:layer="layout" svg:width="1.587cm" svg:height="0.635cm" svg:x="23.86cm" svg:y="9.25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5" draw:text-style-name="P1" xml:id="id46" draw:id="id46" draw:layer="layout" svg:width="1.587cm" svg:height="0.635cm" svg:x="23.86cm" svg:y="4.175cm">
          <text:p text:style-name="P1">Yes</text:p>
          <draw:enhanced-geometry svg:viewBox="0 0 21600 21600" draw:type="rectangle" draw:enhanced-path="M 0 0 L 21600 0 21600 21600 0 21600 0 0 Z N"/>
        </draw:custom-shape>
        <draw:connector draw:style-name="gr76" draw:text-style-name="P3" draw:layer="layout" draw:type="lines" svg:x1="24.653cm" svg:y1="7.985cm" svg:x2="24.653cm" svg:y2="9.255cm" draw:start-shape="id44" draw:start-glue-point="6" draw:end-shape="id45" draw:end-glue-point="0" svg:d="M24653 7985v501 267 502" svg:viewBox="0 0 1 1271">
          <text:p/>
        </draw:connector>
        <draw:connector draw:style-name="gr77" draw:text-style-name="P3" draw:layer="layout" draw:type="lines" svg:x1="24.653cm" svg:y1="6.08cm" svg:x2="24.653cm" svg:y2="4.81cm" draw:start-shape="id44" draw:start-glue-point="4" draw:end-shape="id46" draw:end-glue-point="2" svg:d="M24653 6080v-502-268-500" svg:viewBox="0 0 1 1271">
          <text:p/>
        </draw:connector>
        <draw:connector draw:style-name="gr78" draw:text-style-name="P3" draw:layer="layout" draw:type="lines" draw:line-skew="0cm 1.086cm" svg:x1="23.86cm" svg:y1="9.572cm" svg:x2="14.81cm" svg:y2="7.985cm" draw:start-shape="id45" draw:start-glue-point="3" draw:end-shape="id41" draw:end-glue-point="6" svg:d="M23860 9572h-502-8548v-1587" svg:viewBox="0 0 9051 1588">
          <text:p/>
        </draw:connector>
        <draw:custom-shape draw:style-name="gr79" draw:text-style-name="P1" xml:id="id47" draw:id="id47" draw:layer="layout" svg:width="3.493cm" svg:height="0.953cm" svg:x="22.907cm" svg:y="1.952cm">
          <text:p text:style-name="P1">Despawn</text:p>
          <draw:enhanced-geometry svg:viewBox="0 0 21600 21600" draw:type="rectangle" draw:enhanced-path="M 0 0 L 21600 0 21600 21600 0 21600 0 0 Z N"/>
        </draw:custom-shape>
        <draw:connector draw:style-name="gr80" draw:text-style-name="P3" draw:layer="layout" draw:type="lines" svg:x1="24.653cm" svg:y1="4.175cm" svg:x2="24.653cm" svg:y2="2.905cm" draw:start-shape="id46" draw:start-glue-point="0" draw:end-shape="id47" draw:end-glue-point="2" svg:d="M24653 4175v-502-268-500" svg:viewBox="0 0 1 1271">
          <text:p/>
        </draw:connector>
      </draw:page>
      <draw:page draw:name="page3" draw:style-name="dp1" draw:master-page-name="Default">
        <draw:custom-shape draw:style-name="gr81" draw:text-style-name="P1" draw:layer="layout" svg:width="8.89cm" svg:height="1.27cm" svg:x="9.572cm" svg:y="1cm">
          <text:p text:style-name="P1">Attack Mode Flow (NPC)</text:p>
          <draw:enhanced-geometry svg:viewBox="0 0 21600 21600" draw:type="rectangle" draw:enhanced-path="M 0 0 L 21600 0 21600 21600 0 21600 0 0 Z N"/>
        </draw:custom-shape>
        <draw:custom-shape draw:style-name="gr82" draw:text-style-name="P1" xml:id="id48" draw:id="id48" draw:layer="layout" svg:width="3.492cm" svg:height="1.27cm" svg:x="2.27cm" svg:y="4.175cm">
          <text:p text:style-name="P1">Mob</text:p>
          <draw:enhanced-geometry svg:viewBox="0 0 21600 21600" draw:type="rectangle" draw:enhanced-path="M 0 0 L 21600 0 21600 21600 0 21600 0 0 Z N"/>
        </draw:custom-shape>
        <draw:custom-shape draw:style-name="gr27" draw:text-style-name="P4" xml:id="id49" draw:id="id49" draw:layer="layout" svg:width="2.858cm" svg:height="0.953cm" svg:x="2.587cm" svg:y="6.715cm">
          <text:p text:style-name="P1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3" draw:text-style-name="P3" draw:layer="layout" draw:type="lines" svg:x1="4.016cm" svg:y1="5.445cm" svg:x2="4.016cm" svg:y2="6.715cm" draw:start-shape="id48" draw:start-glue-point="2" draw:end-shape="id49" draw:end-glue-point="0" svg:d="M4016 5445v501 267 502" svg:viewBox="0 0 1 1271">
          <text:p/>
        </draw:connector>
        <draw:custom-shape draw:style-name="gr84" draw:text-style-name="P1" xml:id="id52" draw:id="id52" draw:layer="layout" svg:width="3.176cm" svg:height="1.27cm" svg:x="8.619cm" svg:y="4.175cm">
          <text:p text:style-name="P1">Elite</text:p>
          <draw:enhanced-geometry svg:viewBox="0 0 21600 21600" draw:type="rectangle" draw:enhanced-path="M 0 0 L 21600 0 21600 21600 0 21600 0 0 Z N"/>
        </draw:custom-shape>
        <draw:custom-shape draw:style-name="gr85" draw:text-style-name="P2" xml:id="id50" draw:id="id50" draw:layer="layout" svg:width="3.81cm" svg:height="1.905cm" svg:x="8.302cm" svg:y="6.715cm">
          <text:p text:style-name="P1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4" xml:id="id51" draw:id="id51" draw:layer="layout" svg:width="3.175cm" svg:height="0.952cm" svg:x="8.62cm" svg:y="9.89cm">
          <text:p text:style-name="P1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xml:id="id53" draw:id="id53" draw:layer="layout" svg:width="2.858cm" svg:height="0.635cm" svg:x="13.382cm" svg:y="7.35cm">
          <text:p text:style-name="P1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8" draw:text-style-name="P3" draw:layer="layout" draw:type="lines" svg:x1="10.207cm" svg:y1="8.62cm" svg:x2="10.207cm" svg:y2="9.89cm" draw:start-shape="id50" draw:start-glue-point="6" draw:end-shape="id51" draw:end-glue-point="0" svg:d="M10207 8620v501 268 501" svg:viewBox="0 0 1 1271">
          <text:p/>
        </draw:connector>
        <draw:connector draw:style-name="gr89" draw:text-style-name="P3" draw:layer="layout" draw:type="lines" svg:x1="10.207cm" svg:y1="5.445cm" svg:x2="10.207cm" svg:y2="6.715cm" draw:start-shape="id52" draw:start-glue-point="2" draw:end-shape="id50" draw:end-glue-point="4" svg:d="M10207 5445v501 267 502" svg:viewBox="0 0 1 1271">
          <text:p/>
        </draw:connector>
        <draw:connector draw:style-name="gr90" draw:text-style-name="P3" draw:layer="layout" draw:type="lines" svg:x1="12.112cm" svg:y1="7.668cm" svg:x2="13.382cm" svg:y2="7.667cm" draw:start-shape="id50" draw:start-glue-point="7" draw:end-shape="id53" draw:end-glue-point="3" svg:d="M12112 7668h502l267-1h501" svg:viewBox="0 0 1271 2">
          <text:p/>
        </draw:connector>
        <draw:custom-shape draw:style-name="gr84" draw:text-style-name="P1" xml:id="id54" draw:id="id54" draw:layer="layout" svg:width="3.176cm" svg:height="1.27cm" svg:x="17.192cm" svg:y="4.175cm">
          <text:p text:style-name="P1">Boss</text:p>
          <draw:enhanced-geometry svg:viewBox="0 0 21600 21600" draw:type="rectangle" draw:enhanced-path="M 0 0 L 21600 0 21600 21600 0 21600 0 0 Z N"/>
        </draw:custom-shape>
        <draw:custom-shape draw:style-name="gr85" draw:text-style-name="P2" xml:id="id55" draw:id="id55" draw:layer="layout" svg:width="3.81cm" svg:height="1.905cm" svg:x="16.875cm" svg:y="6.715cm">
          <text:p text:style-name="P1"><text:span text:style-name="T1">If Strong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4" xml:id="id58" draw:id="id58" draw:layer="layout" svg:width="3.175cm" svg:height="0.952cm" svg:x="17.192cm" svg:y="14.018cm">
          <text:p text:style-name="P1"><text:span text:style-name="T2">Super Attack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xml:id="id56" draw:id="id56" draw:layer="layout" svg:width="2.858cm" svg:height="0.635cm" svg:x="21.955cm" svg:y="7.35cm">
          <text:p text:style-name="P1"><text:span text:style-name="T2">Basic Attack</text:span></text:p>
          <draw:enhanced-geometry svg:viewBox="0 0 21600 21600" draw:type="rectangle" draw:enhanced-path="M 0 0 L 21600 0 21600 21600 0 21600 0 0 Z N"/>
        </draw:custom-shape>
        <draw:connector draw:style-name="gr89" draw:text-style-name="P3" draw:layer="layout" draw:type="lines" svg:x1="18.78cm" svg:y1="5.445cm" svg:x2="18.78cm" svg:y2="6.715cm" draw:start-shape="id54" draw:start-glue-point="2" draw:end-shape="id55" draw:end-glue-point="4" svg:d="M18780 5445v501 267 502" svg:viewBox="0 0 1 1271">
          <text:p/>
        </draw:connector>
        <draw:connector draw:style-name="gr90" draw:text-style-name="P3" draw:layer="layout" draw:type="lines" svg:x1="20.685cm" svg:y1="7.668cm" svg:x2="21.955cm" svg:y2="7.667cm" draw:start-shape="id55" draw:start-glue-point="7" draw:end-shape="id56" draw:end-glue-point="3" svg:d="M20685 7668h502l267-1h501" svg:viewBox="0 0 1271 2">
          <text:p/>
        </draw:connector>
        <draw:custom-shape draw:style-name="gr91" draw:text-style-name="P4" xml:id="id59" draw:id="id59" draw:layer="layout" svg:width="3.175cm" svg:height="0.635cm" svg:x="21.955cm" svg:y="10.842cm">
          <text:p text:style-name="P1"><text:span text:style-name="T2">Strong Attack</text:span></text:p>
          <draw:enhanced-geometry svg:viewBox="0 0 21600 21600" draw:type="rectangle" draw:enhanced-path="M 0 0 L 21600 0 21600 21600 0 21600 0 0 Z N"/>
        </draw:custom-shape>
        <draw:custom-shape draw:style-name="gr85" draw:text-style-name="P2" xml:id="id57" draw:id="id57" draw:layer="layout" svg:width="3.81cm" svg:height="1.905cm" svg:x="16.875cm" svg:y="10.207cm">
          <text:p text:style-name="P1"><text:span text:style-name="T1">If Super Attack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3" draw:layer="layout" draw:type="lines" svg:x1="18.78cm" svg:y1="8.62cm" svg:x2="18.78cm" svg:y2="10.207cm" draw:start-shape="id55" draw:start-glue-point="6" draw:end-shape="id57" draw:end-glue-point="4" svg:d="M18780 8620v501 584 502" svg:viewBox="0 0 1 1588">
          <text:p/>
        </draw:connector>
        <draw:connector draw:style-name="gr93" draw:text-style-name="P3" draw:layer="layout" draw:type="lines" svg:x1="18.78cm" svg:y1="12.112cm" svg:x2="18.779cm" svg:y2="14.018cm" draw:start-shape="id57" draw:start-glue-point="6" draw:end-shape="id58" draw:end-glue-point="0" svg:d="M18780 12112v501l-1 904v501" svg:viewBox="0 0 2 1907">
          <text:p/>
        </draw:connector>
        <draw:connector draw:style-name="gr94" draw:text-style-name="P3" draw:layer="layout" draw:type="lines" svg:x1="20.685cm" svg:y1="11.16cm" svg:x2="21.955cm" svg:y2="11.159cm" draw:start-shape="id57" draw:start-glue-point="7" draw:end-shape="id59" draw:end-glue-point="3" svg:d="M20685 11160h502l266-1h502" svg:viewBox="0 0 1271 2">
          <text:p/>
        </draw:connector>
        <draw:custom-shape draw:style-name="gr69" draw:text-style-name="P2" draw:layer="layout" svg:width="4.445cm" svg:height="1.27cm" svg:x="2.27cm" svg:y="17.51cm">
          <text:p text:style-name="P1"><text:span text:style-name="T1">Strong → Parry-able</text:span></text:p>
          <text:p text:style-name="P1"><text:span text:style-name="T1">Basic/Super → Dodge-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11:15:50.756000000</meta:creation-date>
    <dc:date>2024-08-22T15:22:37.837000000</dc:date>
    <meta:editing-duration>PT2H45M2S</meta:editing-duration>
    <meta:editing-cycles>10</meta:editing-cycles>
    <meta:generator>LibreOffice/24.2.5.2$Windows_X86_64 LibreOffice_project/bffef4ea93e59bebbeaf7f431bb02b1a39ee8a59</meta:generator>
    <meta:document-statistic meta:object-count="125"/>
  </office:meta>
</office:document-meta>
</file>